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8AF800000F0BED5F8035FC0F2BD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size="9pt" style:font-size-asian="9pt" style:font-name-complex="Arial1"/>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paragraph-properties fo:line-height="115%"/>
      <style:text-properties style:font-name="Times New Roman" fo:font-size="11pt" style:font-size-asian="11pt" style:font-size-complex="11pt"/>
    </style:style>
    <style:style style:name="P4" style:family="paragraph" style:parent-style-name="Standard">
      <style:text-properties style:font-name="Times New Roman" fo:font-size="11pt" fo:font-weight="bold" style:font-size-asian="11pt" style:font-weight-asian="bold" style:font-size-complex="11pt"/>
    </style:style>
    <style:style style:name="P5"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text-properties style:font-name="Times New Roman" style:font-size-complex="14pt"/>
    </style:style>
    <style:style style:name="P8" style:family="paragraph" style:parent-style-name="Standard">
      <style:paragraph-properties fo:line-height="115%"/>
    </style:style>
    <style:style style:name="P9" style:family="paragraph" style:parent-style-name="Standard">
      <style:paragraph-properties fo:text-align="center" style:justify-single-word="false"/>
    </style:style>
    <style:style style:name="P10" style:family="paragraph" style:parent-style-name="Standard">
      <style:text-properties style:language-asian="zh" style:country-asian="CN"/>
    </style:style>
    <style:style style:name="P11" style:family="paragraph" style:parent-style-name="Standard">
      <style:paragraph-properties fo:text-align="justify" style:justify-single-word="false"/>
    </style:style>
    <style:style style:name="P12" style:family="paragraph" style:parent-style-name="Standard">
      <style:text-properties officeooo:paragraph-rsid="0021ea4b"/>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indent="0cm" style:auto-text-indent="false">
        <style:tab-stops>
          <style:tab-stop style:position="0cm" style:type="center"/>
        </style:tab-stops>
      </style:paragraph-properties>
    </style:style>
    <style:style style:name="P15"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16" style:family="paragraph" style:parent-style-name="Standard" style:master-page-name="Standard">
      <style:paragraph-properties fo:margin-left="0cm" fo:margin-right="0cm" fo:text-align="center" style:justify-single-word="false" fo:text-indent="0cm" style:auto-text-indent="false" style:page-number="auto"/>
    </style:style>
    <style:style style:name="P17" style:family="paragraph" style:parent-style-name="Standard">
      <style:paragraph-properties fo:break-before="page"/>
      <style:text-properties style:font-name="Times New Roman" fo:font-size="11pt" style:font-size-asian="11pt" style:font-size-complex="11pt"/>
    </style:style>
    <style:style style:name="P18" style:family="paragraph" style:parent-style-name="Standard">
      <style:paragraph-properties fo:margin-left="0cm" fo:margin-right="-0.159cm" fo:text-indent="0cm" style:auto-text-indent="false"/>
      <style:text-properties style:font-name="Times New Roman"/>
    </style:style>
    <style:style style:name="P19"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20" style:family="paragraph" style:parent-style-name="Standard">
      <style:paragraph-properties fo:margin-left="-1.27cm" fo:margin-right="-1.905cm" fo:text-align="justify" style:justify-single-word="false" fo:text-indent="0.635cm" style:auto-text-indent="false"/>
    </style:style>
    <style:style style:name="P21"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style>
    <style:style style:name="P22"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23"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24" style:family="paragraph" style:parent-style-name="Frame_20_contents">
      <style:paragraph-properties fo:margin-left="0cm" fo:margin-right="0.032cm" fo:text-align="center" style:justify-single-word="false" fo:text-indent="0cm" style:auto-text-indent="false"/>
      <style:text-properties fo:color="#000000"/>
    </style:style>
    <style:style style:name="P25" style:family="paragraph" style:parent-style-name="Footer">
      <style:paragraph-properties fo:text-align="end" style:justify-single-word="false"/>
    </style:style>
    <style:style style:name="P26" style:family="paragraph" style:parent-style-name="List_20_Paragraph" style:list-style-name="WWNum1">
      <style:paragraph-properties fo:line-height="115%"/>
    </style:style>
    <style:style style:name="P27" style:family="paragraph">
      <loext:graphic-properties draw:fill="none"/>
      <style:paragraph-properties fo:text-align="start"/>
      <style:text-properties fo:color="#000000" fo:font-size="18pt"/>
    </style:style>
    <style:style style:name="T1" style:family="text">
      <style:text-properties fo:font-size="9pt" style:font-size-asian="9pt" style:font-size-complex="9pt"/>
    </style:style>
    <style:style style:name="T2" style:family="text">
      <style:text-properties fo:color="#808080" style:font-name="Lucida Calligraphy" fo:font-size="18pt" fo:font-weight="bold" style:font-size-asian="18pt" style:font-weight-asian="bold" style:font-name-complex="Arial1" style:font-size-complex="18pt"/>
    </style:style>
    <style:style style:name="T3" style:family="text">
      <style:text-properties style:font-name="Times New Roman"/>
    </style:style>
    <style:style style:name="T4" style:family="text">
      <style:text-properties style:font-name="Times New Roman" fo:font-size="11pt" fo:font-weight="bold" style:font-size-asian="11pt" style:font-weight-asian="bold" style:font-size-complex="11pt"/>
    </style:style>
    <style:style style:name="T5" style:family="text">
      <style:text-properties style:font-name="Times New Roman" fo:font-size="11pt" style:font-size-asian="11pt" style:font-size-complex="11pt"/>
    </style:style>
    <style:style style:name="T6" style:family="text">
      <style:text-properties style:font-name="Times New Roman" fo:font-size="11pt" officeooo:rsid="001e723f" style:font-size-asian="11pt" style:font-size-complex="11pt"/>
    </style:style>
    <style:style style:name="T7" style:family="text">
      <style:text-properties style:font-name="Times New Roman" fo:font-size="11pt" fo:language="en" fo:country="CA" style:font-size-asian="11pt" style:font-size-complex="11pt"/>
    </style:style>
    <style:style style:name="T8" style:family="text">
      <style:text-properties style:font-name="Times New Roman" fo:font-size="22pt" fo:font-weight="bold" style:font-size-asian="22pt" style:font-weight-asian="bold" style:font-size-complex="22pt"/>
    </style:style>
    <style:style style:name="T9" style:family="text">
      <style:text-properties style:font-name="Times New Roman" fo:font-weight="bold" style:font-weight-asian="bold"/>
    </style:style>
    <style:style style:name="T10" style:family="text">
      <style:text-properties fo:font-size="11pt" fo:language="en" fo:country="CA" style:font-size-asian="11pt" style:font-size-complex="11pt"/>
    </style:style>
    <style:style style:name="T11"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42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Picture 1" text:anchor-type="as-char" svg:width="16.544cm" svg:height="1.236cm" draw:z-index="2"><draw:image xlink:href="Pictures/2000000900008AF800000F0BED5F8035FC0F2BD4.wmf" xlink:type="simple" xlink:show="embed" xlink:actuate="onLoad"/></draw:frame></text:p>
      <text:p text:style-name="P13"><draw:custom-shape text:anchor-type="paragraph" style:rel-height="20%" draw:z-index="1" draw:name="Text Box 2" draw:style-name="gr2" draw:text-style-name="P27" svg:width="10.254cm" svg:height="0.985cm" svg:x="2.455cm" svg:y="0.903cm"><text:p text:style-name="P24"><text:span text:style-name="T1">800 Commissioners Rd East • London, Ontario • N6A 5W9 • Canada</text:span></text:p><text:p text:style-name="P24"><text:span text:style-name="T1">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_UnoMark__2909_1756889880"/><text:span text:style-name="T2">Division of Emergency Medicine</text:span></text:p>
      <text:p text:style-name="P14"><text:span text:style-name="T2"><text:tab/><text:tab/></text:span></text:p>
      <text:h text:style-name="P15" text:outline-level="1"/>
      <text:p text:style-name="P1"/>
      <text:p text:style-name="P2"/>
      <text:p text:style-name="Standard"><text:span text:style-name="T4">Title of Project</text:span><text:span text:style-name="T5">: Calibration and Validation of Low-Cost 3D Printed Pulse Oximeter</text:span></text:p>
      <text:p text:style-name="P2"/>
      <text:p text:style-name="Standard"><text:span text:style-name="T4">Principal Investigator</text:span><text:span text:style-name="T5">: Dr.</text:span> <text:span text:style-name="T5">Tarek Loubani, MD, CCFP (EM)</text:span></text:p>
      <text:p text:style-name="P2"/>
      <text:p text:style-name="Standard"><text:span text:style-name="T4">Co-Investig</text:span><text:bookmark text:name="_GoBack"/><text:span text:style-name="T4">ators</text:span><text:span text:style-name="T5">: Dr. Melanie Columbus, PhD, Mrs. Kristine Van Aarsen, MSc</text:span></text:p>
      <text:p text:style-name="P2"/>
      <text:p text:style-name="Standard"><text:span text:style-name="T4">Background &amp; Purpose</text:span></text:p>
      <text:p text:style-name="Standard"><text:span text:style-name="T4"><text:tab/></text:span></text:p>
      <text:p text:style-name="Standard"><text:span text:style-name="T5">You are invited to participate in a research study to calibrate a low-cost 3D printed pulse oximeter. A pulse oximeter is a sensor device placed on the finger to measure oxygen levels in the blood. All emergency department patients and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span></text:p>
      <text:p text:style-name="P2"/>
      <text:p text:style-name="Standard"><text:span text:style-name="T5">The purpose of this study is to calibrate and validate a low-cost 3D printed pulse oximeter that measures oxygen levels in the blood. 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span></text:p>
      <text:p text:style-name="P2"/>
      <text:p text:style-name="Standard"><text:span text:style-name="T5">You are being asked to help validate a new</text:span><text:span text:style-name="T4"> </text:span><text:span text:style-name="T5">low-cost 3D printed pulse oximeter. Your participation in the study involves completion of the study protocol. All study procedures will be conducted in the emergency department at Victoria Hospital and University Hospital at LHSC by an experienced emergency physician (EP). 350 participants will be recruited examine the validity of the calibrated experimental pulse oximeter. The experimental and control pulse oximeters will be placed on two different fingers on the same hand. Measurements of oxygen saturation will be recorded to establish equivalence of the two oximeters. This study takes approximately 5 minutes to complete, is completely non-invasive, and will not interfere with regular clinical care.</text:span></text:p>
      <text:p text:style-name="P2"/>
      <text:p text:style-name="Standard"><text:span text:style-name="T5">This study is part of an unfunded research project being under taken by Dr. Tarek Loubani of Western University. Should you require any further information, please feel free to contact: Dr.</text:span> <text:span text:style-name="T5">Tarek Loubani (tlouban@uwo.ca), Carrie Wakem (carrie.wakem@lhsc.on.ca) or Melanie Columbus (melanie.columbus@lhsc.on.ca) at 519-685-8500 ext 55014.</text:span></text:p>
      <text:p text:style-name="P2"/>
      <text:p text:style-name="P2"/>
      <text:p text:style-name="Standard"><text:span text:style-name="T4">Risks &amp; Benefits</text:span></text:p>
      <text:p text:style-name="P4"/>
      <text:p text:style-name="Standard"><text:span text:style-name="T5">There are no additional risks associated with wearing two pulse oximeters for the five minute duration of the study. 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span></text:p>
      <text:p text:style-name="P2"/>
      <text:p text:style-name="P12"><text:soft-page-break/><text:span text:style-name="T5">Participation in this study is voluntary. You may refuse to participate or withdraw at any point in the study without impact on your clinical course, employment or academic status. </text:span><text:span text:style-name="T6">If you withdraw, any data collected may also be withdrawn at your request.</text:span></text:p>
      <text:p text:style-name="P2"/>
      <text:p text:style-name="Standard"><text:span text:style-name="T4">Confidentiality </text:span></text:p>
      <text:p text:style-name="P4"/>
      <text:p text:style-name="P8"><text:span text:style-name="T5">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7">Data will be retained for a period of 15 years after publication in a secure place, after which time it will be disposed of in a secure manner (e.g. shredded or electronically deleted). <text:s/></text:span></text:p>
      <text:p text:style-name="P3"/>
      <text:p text:style-name="P8"><text:span text:style-name="T7">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8"><text:span text:style-name="T7">Examples include:</text:span></text:p>
      <text:list xml:id="list5705418716722074802" text:style-name="WWNum1">
        <text:list-item>
          <text:p text:style-name="P26"><text:span text:style-name="T10">Representatives of Lawson Quality Assurance Education Program</text:span></text:p>
        </text:list-item>
        <text:list-item>
          <text:p text:style-name="P26"><text:span text:style-name="T10">Representatives of the University of Western Ontario Health Sciences Research Ethics <text:s text:c="2"/>Board that oversees the ethical conduct of this study</text:span></text:p>
        </text:list-item>
      </text:list>
      <text:p text:style-name="P2"/>
      <text:p text:style-name="Standard"><text:span text:style-name="T5">If you have any questions about your rights as a research participant or the conduct of the study you may contact Dr. David Hill, Scientific Director, Lawson Health Research Institute, (519) 667-6649 </text:span></text:p>
      <text:p text:style-name="P2"/>
      <text:p text:style-name="Standard"><text:span text:style-name="T5">Should you require any further information, please feel free to contact: Dr.</text:span> <text:span text:style-name="T5">Tarek Loubani (tlouban@uwo.ca), Carrie Wakem (carrie.wakem@lhsc.on.ca) or Melanie Columbus (melanie.columbus@lhsc.on.ca) at 519-685-8500 ext 55014.</text:span></text:p>
      <text:p text:style-name="P2"/>
      <text:p text:style-name="P2"/>
      <text:p text:style-name="Standard"><text:span text:style-name="T5">Thank you,</text:span></text:p>
      <text:p text:style-name="P2"/>
      <text:p text:style-name="Standard"><text:span text:style-name="T5">Dr.</text:span> <text:span text:style-name="T5">Tarek Loubani, MD, CCFP (EM) </text:span></text:p>
      <text:p text:style-name="Standard"><text:span text:style-name="T5">Assistant Professor</text:span></text:p>
      <text:p text:style-name="Standard"><text:span text:style-name="T5">Schulich School of Medicine and Dentistry</text:span></text:p>
      <text:p text:style-name="Standard"><text:span text:style-name="T5">Western University</text:span></text:p>
      <text:p text:style-name="P17"><text:bookmark text:name="OLE_LINK2"/><text:bookmark text:name="OLE_LINK1"/></text:p>
      <text:p text:style-name="P2"/>
      <text:p text:style-name="P2"/>
      <text:p text:style-name="P9"><draw:frame draw:style-name="fr1" draw:name="Picture 3" text:anchor-type="as-char" svg:width="16.51cm" svg:height="1.235cm" draw:z-index="4"><draw:image xlink:href="Pictures/2000000900008AF800000F0BED5F8035FC0F2BD4.wmf" xlink:type="simple" xlink:show="embed" xlink:actuate="onLoad"/></draw:frame></text:p>
      <text:p text:style-name="P13"><text:bookmark text:name="__UnoMark__3403_1756889880"/><text:span text:style-name="T2">Division of Emergency Medicine</text:span></text:p>
      <text:p text:style-name="P5"><draw:custom-shape text:anchor-type="paragraph" style:rel-height="20%" draw:z-index="0" draw:name="Text Box 5" draw:style-name="gr1" draw:text-style-name="P27" svg:width="10.254cm" svg:height="0.985cm" svg:x="3.32cm" svg:y="0.15cm"><text:p text:style-name="P24"><text:span text:style-name="T1">800 Commissioners Rd East • London, Ontario • N6A 5W9 • Canada</text:span></text:p><text:p text:style-name="P24"><text:span text:style-name="T1">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9"><text:span text:style-name="T8">Consent to Participate</text:span></text:p>
      <text:p text:style-name="P5"/>
      <text:p text:style-name="P10"/>
      <text:p text:style-name="Standard"><text:span text:style-name="T9">Title of Project</text:span><text:span text:style-name="T3">: </text:span><text:span text:style-name="T5">Calibration and Validation of Low-Cost 3D Printed Pulse Oximeter</text:span></text:p>
      <text:p text:style-name="P6"/>
      <text:p text:style-name="Standard"><text:span text:style-name="T9">Principal Investigator</text:span><text:span text:style-name="T3">: </text:span><text:span text:style-name="T5">Dr.</text:span> <text:span text:style-name="T5">Tarek Loubani, MD, CCFP (EM)</text:span></text:p>
      <text:p text:style-name="P7"/>
      <text:p text:style-name="Standard"><text:span text:style-name="T9">Co-investigator</text:span><text:span text:style-name="T3">: </text:span><text:span text:style-name="T5">Dr. Melanie Columbus, PhD, Mrs. Kristine Van Aarsen, MSc</text:span></text:p>
      <text:p text:style-name="P18"/>
      <text:p text:style-name="P19"/>
      <text:p text:style-name="P11"><text:span text:style-name="T3">I have read the Letter of Information, have had the nature of the study explained to me and I agree to participate. All questions have been answered to my satisfaction. <text:s text:c="37"/></text:span></text:p>
      <text:p text:style-name="P6"/>
      <text:p text:style-name="P6"/>
      <text:p text:style-name="P6"/>
      <text:p text:style-name="P6"/>
      <text:p text:style-name="P20"><text:span text:style-name="T3">___________________<text:tab/><text:tab/> <text:s text:c="4"/>________________________<text:tab/><text:tab/>____________</text:span></text:p>
      <text:p text:style-name="P20"><text:span text:style-name="T3">Participant Signature<text:tab/> <text:s text:c="17"/>Participant Name (Printed)<text:tab/> <text:s text:c="11"/>Date</text:span></text:p>
      <text:p text:style-name="P22"/>
      <text:p text:style-name="P22"/>
      <text:p text:style-name="P23"/>
      <text:p text:style-name="P23"/>
      <text:p text:style-name="P23"/>
      <text:p text:style-name="P21"><text:span text:style-name="T3"><text:tab/></text:span></text:p>
      <text:p text:style-name="P20"><text:span text:style-name="T3">___________________<text:tab/><text:tab/> <text:s text:c="4"/>________________________<text:tab/><text:tab/>___________</text:span></text:p>
      <text:p text:style-name="P20"><text:span text:style-name="T3">Signature of Person<text:tab/><text:tab/> <text:s text:c="6"/>Person Obtaining Informed <text:tab/><text:tab/>Date</text:span></text:p>
      <text:p text:style-name="P20"><text:span text:style-name="T3">Obtaining Informed Consent<text:tab/> <text:s text:c="6"/>Consent (Printed)</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margin-top="0cm" fo:margin-bottom="0cm" loext:contextual-spacing="false"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Frame_20_contents" style:display-name="Frame contents" style:family="paragraph" style:parent-style-name="Standard"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Header"><text:span text:style-name="MT1"><text:tab/><text:tab/>Version Date: April 06, 2016</text:span></text:p>
        <text:p text:style-name="Header"/>
      </style:header>
      <style:footer>
        <text:p text:style-name="MP1"><text:span text:style-name="MT2">Page </text:span><text:span text:style-name="MT2"><text:page-number text:select-page="current">3</text:page-number></text:span><text:span text:style-name="MT2"> of </text:span><text:span text:style-name="MT2"><text:page-count>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Wood</meta:initial-creator>
    <meta:editing-cycles>19</meta:editing-cycles>
    <meta:creation-date>2016-04-06T14:14:00</meta:creation-date>
    <dc:date>2016-05-04T06:05:15.363994659</dc:date>
    <meta:editing-duration>PT3H3M37S</meta:editing-duration>
    <meta:generator>LibreOffice/5.1.2.2$Linux_X86_64 LibreOffice_project/10m0$Build-2</meta:generator>
    <meta:document-statistic meta:table-count="0" meta:image-count="2" meta:object-count="0" meta:page-count="3" meta:paragraph-count="47" meta:word-count="916" meta:character-count="6038" meta:non-whitespace-character-count="5053"/>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